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1.85" calcext:value-type="float">
            <text:p>1,9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0.65" calcext:value-type="float">
            <text:p>0,7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2" calcext:value-type="float">
            <text:p>0,2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0.45" calcext:value-type="float">
            <text:p>0,5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5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5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5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style-name="ce7" office:value-type="float" office:value="0.3" calcext:value-type="float">
            <text:p>0,3</text:p>
          </table:table-cell>
          <table:table-cell table:style-name="ce7" table:number-columns-repeated="20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0.7" calcext:value-type="float">
            <text:p>0,7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3" calcext:value-type="float">
            <text:p>0,3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5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15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" calcext:value-type="float">
            <text:p>0,0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.5" calcext:value-type="float">
            <text:p>0,5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" calcext:value-type="float">
            <text:p>0,0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0" calcext:value-type="float">
            <text:p>0,0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1.85" calcext:value-type="float">
            <text:p>1,9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0:27:13.9006199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32:44.803334536</dc:date>
    <meta:editing-duration>PT31M37S</meta:editing-duration>
    <meta:editing-cycles>7</meta:editing-cycles>
    <meta:generator>LibreOffice/5.1.6.2$Linux_X86_64 LibreOffice_project/10m0$Build-2</meta:generator>
    <meta:document-statistic meta:table-count="1" meta:cell-count="400" meta:object-count="0"/>
  </office:meta>
</office:document-meta>
</file>